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ranklin Gothic" svg:font-family="'Franklin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anklin Gothic1" svg:font-family="'Franklin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rmal" style:list-style-name="WWNum2">
      <style:paragraph-properties fo:margin-left="0.5in" fo:margin-right="0in" fo:text-indent="-0.25in" style:auto-text-indent="false"/>
      <style:text-properties style:font-name="Franklin Gothic" officeooo:paragraph-rsid="0000051f" style:font-name-asian="Franklin Gothic1" style:font-name-complex="Franklin Gothic1"/>
    </style:style>
    <style:style style:name="P2" style:family="paragraph" style:parent-style-name="normal" style:list-style-name="WWNum2">
      <style:paragraph-properties fo:margin-left="0.5in" fo:margin-right="0in" fo:text-indent="-0.25in" style:auto-text-indent="false"/>
      <style:text-properties style:font-name="Franklin Gothic" officeooo:rsid="001cd971" officeooo:paragraph-rsid="0000051f" style:font-name-asian="Franklin Gothic1" style:font-name-complex="Franklin Gothic1"/>
    </style:style>
    <style:style style:name="P3" style:family="paragraph" style:parent-style-name="normal" style:list-style-name="WWNum2">
      <style:paragraph-properties fo:margin-left="0.5in" fo:margin-right="0in" fo:text-indent="-0.25in" style:auto-text-indent="false"/>
      <style:text-properties style:font-name="Franklin Gothic" officeooo:rsid="001cef3f" officeooo:paragraph-rsid="0000051f" style:font-name-asian="Franklin Gothic1" style:font-name-complex="Franklin Gothic1"/>
    </style:style>
    <style:style style:name="P4" style:family="paragraph" style:parent-style-name="normal">
      <style:paragraph-properties fo:text-align="center" style:justify-single-word="false"/>
      <style:text-properties style:font-name="Franklin Gothic" fo:font-size="14pt" fo:font-weight="bold" officeooo:paragraph-rsid="0000051f" style:font-name-asian="Franklin Gothic1" style:font-size-asian="14pt" style:font-weight-asian="bold" style:font-name-complex="Franklin Gothic1" style:font-size-complex="14pt"/>
    </style:style>
    <style:style style:name="P5" style:family="paragraph" style:parent-style-name="normal">
      <style:text-properties style:font-name="Franklin Gothic" officeooo:rsid="001cd971" officeooo:paragraph-rsid="0000051f" style:font-name-asian="Franklin Gothic1" style:font-name-complex="Franklin Gothic1"/>
    </style:style>
    <style:style style:name="P6" style:family="paragraph" style:parent-style-name="normal">
      <style:text-properties officeooo:paragraph-rsid="0000051f"/>
    </style:style>
    <style:style style:name="T1" style:family="text">
      <style:text-properties officeooo:rsid="001cef3f"/>
    </style:style>
    <style:style style:name="T2" style:family="text">
      <style:text-properties style:font-name="Franklin Gothic" style:text-underline-style="solid" style:text-underline-width="auto" style:text-underline-color="font-color" fo:font-weight="bold" officeooo:rsid="001cd971" style:font-name-asian="Franklin Gothic1" style:font-weight-asian="bold" style:font-name-complex="Franklin Gothic1"/>
    </style:style>
    <style:style style:name="T3" style:family="text">
      <style:text-properties style:font-name="Franklin Gothic" style:text-underline-style="solid" style:text-underline-width="auto" style:text-underline-color="font-color" style:font-name-asian="Franklin Gothic1" style:font-name-complex="Franklin Gothi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s</text:p>
      <text:p text:style-name="P6"><text:span text:style-name="T2">GlobeTredder Application</text:span><text:span text:style-name="T3"><text:tab/>link</text:span></text:p>
      <text:p text:style-name="P5">Project Manager</text:p>
      <text:list xml:id="list2028693723" text:style-name="WWNum2">
        <text:list-item>
          <text:p text:style-name="P2"><text:span text:style-name="T1">Hybrid a</text:span>pplication for fictional company as part of Persevere Program</text:p>
        </text:list-item>
        <text:list-item>
          <text:p text:style-name="P2">Social interaction and informative data application</text:p>
        </text:list-item>
        <text:list-item>
          <text:p text:style-name="P2"><text:span text:style-name="T1">Three separate </text:span>API calls</text:p>
        </text:list-item>
        <text:list-item>
          <text:p text:style-name="P2">CRUD concepts</text:p>
        </text:list-item>
        <text:list-item>
          <text:p text:style-name="P3">Name and logo used with a basis for branding product</text:p>
        </text:list-item>
        <text:list-item>
          <text:p text:style-name="P1">Used <text:span text:style-name="T1">jQuery, React, Redux, D3, Bootstrap, SAS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ranklin Gothic" svg:font-family="'Franklin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anklin Gothic1" svg:font-family="'Franklin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2T08:17:09.648000000</meta:creation-date>
    <dc:date>2021-08-12T08:17:49.059000000</dc:date>
    <meta:editing-duration>PT39S</meta:editing-duration>
    <meta:editing-cycles>1</meta:editing-cycles>
    <meta:document-statistic meta:table-count="0" meta:image-count="0" meta:object-count="0" meta:page-count="1" meta:paragraph-count="9" meta:word-count="51" meta:character-count="313" meta:non-whitespace-character-count="277"/>
    <meta:generator>LibreOffice/6.4.2.2$Windows_X86_64 LibreOffice_project/4e471d8c02c9c90f512f7f9ead8875b57fcb1ec3</meta:generator>
  </office:meta>
</office:document-meta>
</file>